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e6d" officeooo:paragraph-rsid="0015ce6d"/>
    </style:style>
    <style:style style:name="P2" style:family="paragraph" style:parent-style-name="Standard">
      <style:text-properties officeooo:rsid="001609b6" officeooo:paragraph-rsid="001609b6"/>
    </style:style>
    <style:style style:name="T1" style:family="text">
      <style:text-properties officeooo:rsid="00177c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. O programa maior_bgt verifica qual dos dois valores é o maior e depois usando saltos guarda o maior valor na variável X.</text:p>
      <text:p text:style-name="P1"/>
      <text:p text:style-name="P1">2.2. O valor guardado em X no final da execução do programa é 20 (14 em hexadecimal).</text:p>
      <text:p text:style-name="P1"/>
      <text:p text:style-name="P2">3. A instrução blt verifica se um registo é menor do que o outro e em caso de ser verdadeiro salta para a instrução prevista.</text:p>
      <text:p text:style-name="P2"/>
      <text:p text:style-name="P2">3.2. |<text:span text:style-name="T1">|</text:span> 4.2. <text:s/>O valor guardado em X no final da execução do programa é 15 (f em hexadecimal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3:08:28.015761845</meta:creation-date>
    <meta:editing-duration>PT24S</meta:editing-duration>
    <meta:editing-cycles>2</meta:editing-cycles>
    <meta:generator>LibreOffice/6.4.7.2$Linux_X86_64 LibreOffice_project/40$Build-2</meta:generator>
    <dc:date>2022-08-31T13:08:49.709519424</dc:date>
    <meta:document-statistic meta:table-count="0" meta:image-count="0" meta:object-count="0" meta:page-count="1" meta:paragraph-count="4" meta:word-count="84" meta:character-count="428" meta:non-whitespace-character-count="347"/>
  </office:meta>
</office:document-meta>
</file>